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2" style:family="paragraph" style:parent-style-name="Text_20_body" style:list-style-name="L10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3" style:family="paragraph" style:parent-style-name="Text_20_body" style:list-style-name="L12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4" style:family="paragraph" style:parent-style-name="Text_20_body" style:list-style-name="L14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5" style:family="paragraph" style:parent-style-name="Text_20_body" style:list-style-name="L1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line-height-at-least="0.198in" fo:text-align="center" style:justify-single-word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style:font-name="Trebuchet MS" fo:font-size="18pt" fo:font-weight="bold"/>
    </style:style>
    <style:style style:name="P8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3" style:family="paragraph" style:parent-style-name="Text_20_body" style:list-style-name="L7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4" style:family="paragraph" style:parent-style-name="Text_20_body" style:list-style-name="L13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5" style:family="paragraph" style:parent-style-name="Text_20_body" style:list-style-name="L1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6" style:family="paragraph" style:parent-style-name="Text_20_body" style:list-style-name="L18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7" style:family="paragraph" style:parent-style-name="Text_20_body" style:list-style-name="L4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8" style:family="paragraph" style:parent-style-name="Text_20_body" style:list-style-name="L8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9" style:family="paragraph" style:parent-style-name="Text_20_body" style:list-style-name="L16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0" style:family="paragraph" style:parent-style-name="Text_20_body" style:list-style-name="L16">
      <style:paragraph-properties fo:margin-left="0in" fo:margin-right="0in" fo:margin-top="0in" fo:margin-bottom="0in" style:line-height-at-least="0.1874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1" style:family="paragraph" style:parent-style-name="Text_20_body" style:list-style-name="L9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ff0000" style:font-name="Trebuchet MS" fo:font-size="10.5pt" fo:letter-spacing="normal" fo:font-style="normal" fo:font-weight="bold"/>
    </style:style>
    <style:style style:name="P22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font-variant="normal" fo:text-transform="none" fo:color="#777777" style:font-name="Trebuchet MS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24" style:family="paragraph" style:parent-style-name="Text_20_body" style:list-style-name="L11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25" style:family="paragraph" style:parent-style-name="Text_20_body" style:list-style-name="L15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6" style:family="paragraph" style:parent-style-name="Text_20_body" style:list-style-name="L16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7" style:family="paragraph" style:parent-style-name="Text_20_body" style:list-style-name="L17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8" style:family="paragraph" style:parent-style-name="Text_20_body" style:list-style-name="L18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9" style:family="paragraph" style:parent-style-name="Text_20_body" style:list-style-name="L5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30" style:family="paragraph" style:parent-style-name="Text_20_body" style:list-style-name="L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31" style:family="paragraph" style:parent-style-name="Text_20_body" style:list-style-name="L5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32" style:family="paragraph" style:parent-style-name="Text_20_body" style:list-style-name="L7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33" style:family="paragraph" style:parent-style-name="Text_20_body" style:list-style-name="L5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</style:style>
    <style:style style:name="P34" style:family="paragraph" style:parent-style-name="Heading_20_2">
      <style:text-properties fo:font-variant="normal" fo:text-transform="none" fo:color="#000000" style:font-name="Trebuchet MS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Trebuchet MS" fo:font-size="18pt" fo:letter-spacing="normal" fo:font-style="normal" fo:font-weight="bold"/>
    </style:style>
    <style:style style:name="T3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Trebuchet MS" fo:font-size="10.5pt" fo:letter-spacing="normal" fo:font-style="normal" fo:font-weight="bold"/>
    </style:style>
    <style:style style:name="T5" style:family="text">
      <style:text-properties fo:font-variant="normal" fo:text-transform="none" fo:color="#000000" style:font-name="Trebuchet MS" fo:font-size="10.5pt" fo:letter-spacing="normal" fo:font-style="italic" fo:font-weight="bold"/>
    </style:style>
    <style:style style:name="T6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Trebuchet MS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Trebuchet MS" fo:font-size="12pt" fo:letter-spacing="normal" fo:font-style="italic" fo:font-weight="bold"/>
    </style:style>
    <style:style style:name="T9" style:family="text">
      <style:text-properties fo:font-variant="normal" fo:text-transform="none" fo:color="#bf3503" style:text-line-through-style="none" style:font-name="Trebuchet MS" fo:font-size="18pt" fo:letter-spacing="normal" fo:font-style="normal" style:text-underline-style="none" fo:font-weight="bold" style:text-blinking="false"/>
    </style:style>
    <style:style style:name="T10" style:family="text">
      <style:text-properties fo:font-variant="normal" fo:text-transform="none" fo:color="#bf3503" style:text-line-through-style="none" style:font-name="Trebuchet MS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bf3503" style:text-line-through-style="none" style:font-name="Trebuchet MS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bf3503" style:text-line-through-style="none" style:font-name="Trebuchet MS" fo:font-size="12pt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color="#ff0000" style:font-name="Trebuchet MS" fo:font-size="10.5pt" fo:letter-spacing="normal" fo:font-style="italic" fo:font-weight="bold"/>
    </style:style>
    <style:style style:name="T14" style:family="text">
      <style:text-properties fo:font-variant="normal" fo:text-transform="none" fo:color="#ff0000" style:font-name="Trebuchet MS" fo:font-size="10.5pt" fo:letter-spacing="normal" fo:font-style="normal" fo:font-weight="bold"/>
    </style:style>
    <style:style style:name="T15" style:family="text">
      <style:text-properties fo:font-variant="normal" fo:text-transform="none" fo:color="#ff0000" style:font-name="Trebuchet MS" fo:font-size="18pt" fo:letter-spacing="normal" fo:font-style="normal" fo:font-weight="bold"/>
    </style:style>
    <style:style style:name="T16" style:family="text">
      <style:text-properties fo:font-variant="normal" fo:text-transform="none" fo:color="#0000ff" style:font-name="Trebuchet MS" fo:font-size="10.5pt" fo:letter-spacing="normal" fo:font-style="normal" fo:font-weight="bold"/>
    </style:style>
    <style:style style:name="T17" style:family="text">
      <style:text-properties fo:font-variant="normal" fo:text-transform="none" fo:color="#0000ff" style:font-name="Trebuchet MS" fo:font-size="10.5pt" fo:letter-spacing="normal" fo:font-style="italic" fo:font-weight="bold"/>
    </style:style>
    <style:style style:name="T18" style:family="text">
      <style:text-properties fo:font-variant="normal" fo:text-transform="none" fo:color="#0000ff" style:font-name="Trebuchet MS" fo:font-size="12pt" fo:letter-spacing="normal" fo:font-style="italic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bookmark text:name="pageheading"/>Especificação do Projeto Final da Disciplina</text:h>
      <text:section text:style-name="Sect1" text:name="yui_3_7_3_2_1401837848125_355">
        <text:p text:style-name="P1"/>
        <text:section text:style-name="Sect1" text:name="yui_3_7_3_2_1401837848125_354">
          <text:p text:style-name="P7">Smooth</text:p>
          <text:p text:style-name="P6"><text:span text:style-name="Strong_20_Emphasis"><text:span text:style-name="T2">Especificação do Problema</text:span></text:span></text:p>
          <text:p text:style-name="P8">A especificação completa e as dicas para a resolução do problema encontram-se anexados aqui no moodle.</text:p>
          <text:p text:style-name="P6"><text:span text:style-name="Strong_20_Emphasis"><text:span text:style-name="T2">Obrigatório</text:span></text:span></text:p>
          <text:list xml:id="list1530503187" text:style-name="L1">
            <text:list-item>
              <text:p text:style-name="P9">Desenvolver uma versão sequencial e outra paralela</text:p>
            </text:list-item>
            <text:list-item>
              <text:p text:style-name="P9">Na versão paralela utilizar somente CUDA </text:p>
            </text:list-item>
            <text:list-item>
              <text:p text:style-name="P9">Apresentar resultados somente em gráficos ou tabelas:</text:p>
              <text:list>
                <text:list-item>
                  <text:p text:style-name="P9">Tempo de execução seqüencial e tempo de execução paralelo</text:p>
                </text:list-item>
                <text:list-item>
                  <text:p text:style-name="P9">Speedup</text:p>
                </text:list-item>
              </text:list>
            </text:list-item>
          </text:list>
          <text:list xml:id="list1207447202" text:style-name="L2">
            <text:list-item>
              <text:p text:style-name="P10">Identificar e adotar os tipos de decomposição para o problema (ver Seção 3.2 do livro Introduction to Parallel Computing, Second Edition)</text:p>
              <text:list>
                <text:list-item>
                  <text:p text:style-name="P10">Justificar a utilização de um ou vários tipos de decomposição</text:p>
                </text:list-item>
                <text:list-item>
                  <text:p text:style-name="P10">Criar diagramas de decomposição de dados</text:p>
                </text:list-item>
              </text:list>
            </text:list-item>
          </text:list>
          <text:list xml:id="list2028707442" text:style-name="L3">
            <text:list-item>
              <text:p text:style-name="P11">Especificar o mapeamento utilizado na implementação e justificar (ver Seção 3.4 do livro Introduction to Parallel Computing, Second Edition)</text:p>
            </text:list-item>
            <text:list-item>
              <text:p text:style-name="P11">Criar diagramas ou figuras explicativas mostrando como é o mapeamento na implementação</text:p>
            </text:list-item>
          </text:list>
          <text:p text:style-name="P23"><text:span text:style-name="Strong_20_Emphasis"><text:span text:style-name="T2">Como o aluno será avaliado?</text:span></text:span></text:p>
          <text:p text:style-name="P8">Será levado em consideração na avaliação:</text:p>
          <text:list xml:id="list2059963630" text:style-name="L4">
            <text:list-item>
              <text:p text:style-name="P12">As técnicas de decomposição e mapeamento escolhidas</text:p>
            </text:list-item>
            <text:list-item>
              <text:p text:style-name="P12">A eficiência dos algoritmos utilizados para resolver o problema</text:p>
            </text:list-item>
            <text:list-item>
              <text:p text:style-name="P17">Análise crítica da aplicação desenvolvida, citando vantagens e desvantagens das opções de projeto feitas, em relação ao desempenho, portabilidade, flexibilidade, escalabilidade e granulação</text:p>
            </text:list-item>
            <text:list-item>
              <text:p text:style-name="P12">A forma de apresentação dos resultados no relatório e a escrita (utilização de referências)</text:p>
            </text:list-item>
            <text:list-item>
              <text:p text:style-name="P12">A argüição do aluno no dia da apresentação</text:p>
            </text:list-item>
          </text:list>
          <text:p text:style-name="P6"><text:span text:style-name="Strong_20_Emphasis"><text:span text:style-name="T2">O que deve ser entregue?</text:span></text:span></text:p>
          <text:p text:style-name="P23"><text:span text:style-name="Strong_20_Emphasis"><text:span text:style-name="T2">Relatório</text:span></text:span></text:p>
          <text:list xml:id="list1767177249" text:style-name="L5">
            <text:list-item>
              <text:p text:style-name="P29">O relatório deve ser enviado via Moodle conforme combinado no primeiro dia de aula</text:p>
            </text:list-item>
            <text:list-item>
              <text:p text:style-name="P31">O relatório deve apresentar a forma de execução dos codigos (README)</text:p>
            </text:list-item>
            <text:list-item>
              <text:p text:style-name="P33"><text:span text:style-name="T3">É </text:span><text:span text:style-name="Strong_20_Emphasis"><text:span text:style-name="T4">fortemente</text:span></text:span><text:span text:style-name="T3"> recomendado que seja utilizado o template fornecido para o relatório.</text:span></text:p>
            </text:list-item>
          </text:list>
          <text:list xml:id="list759326237" text:style-name="L6">
            <text:list-item>
              <text:p text:style-name="P30">Utilizem gráficos e figuras no relatório, eles melhoram muito a legibilidade (e a sua nota). </text:p>
            </text:list-item>
          </text:list>
          <text:list xml:id="list1365955231" text:style-name="L7">
            <text:list-item>
              <text:p text:style-name="P32">O relatório deve conter Capa (título do trabalho, nome dos alunos e seus respectivos números USP e o número do grupo)</text:p>
            </text:list-item>
            <text:list-item>
              <text:p text:style-name="P13"><text:soft-page-break/>Índice, número de páginas e referências bibliográficas (padrão ABNT).</text:p>
            </text:list-item>
          </text:list>
          <text:list xml:id="list1917258970" text:style-name="L8">
            <text:list-item>
              <text:p text:style-name="P18">O relatório <text:span text:style-name="T1">deve:</text:span></text:p>
            </text:list-item>
          </text:list>
          <text:list xml:id="list549308635" text:style-name="L9">
            <text:list-item>
              <text:list>
                <text:list-item>
                  <text:p text:style-name="P21">Ter No máximo 15 páginas</text:p>
                </text:list-item>
              </text:list>
            </text:list-item>
          </text:list>
          <text:list xml:id="list151495614" text:style-name="L10">
            <text:list-item>
              <text:p text:style-name="P2"><text:span text:style-name="T3">O relatório deverá ser entregue </text:span><text:span text:style-name="Strong_20_Emphasis"><text:span text:style-name="T4">SOMENTE</text:span></text:span><text:span text:style-name="T3"> no formato </text:span><text:span text:style-name="Strong_20_Emphasis"><text:span text:style-name="T4">PDF</text:span></text:span><text:span text:style-name="T3"> com o seguinte nome: </text:span><text:span text:style-name="Strong_20_Emphasis"><text:span text:style-name="T4">ProjetoFinal-GrupoX-TurmaY</text:span></text:span><text:span text:style-name="T3">, onde X é o número do grupo e Y representa a turma(A ou B).</text:span></text:p>
            </text:list-item>
          </text:list>
          <text:p text:style-name="P6"><text:a xlink:type="simple" xlink:href="http://moodle.lasdpc.icmc.usp.br/mod/folder/view.php?id=2994"><text:span text:style-name="Strong_20_Emphasis"><text:span text:style-name="T9">Códigos</text:span></text:span></text:a></text:p>
          <text:list xml:id="list1282577069" text:style-name="L11">
            <text:list-item>
              <text:p text:style-name="P24"><text:span text:style-name="T3">No Google Code criar a pasta </text:span><text:span text:style-name="Emphasis"><text:span text:style-name="Strong_20_Emphasis"><text:span text:style-name="T5">ProjetoFinal-GrupoX-TurmaY</text:span></text:span></text:span><text:span text:style-name="T3"> dentro da pasta trunk, onde X é número do grupo e Y a turma. </text:span></text:p>
            </text:list-item>
          </text:list>
          <text:list xml:id="list2042808115" text:style-name="L12">
            <text:list-item>
              <text:p text:style-name="P3"><text:a xlink:type="simple" xlink:href="http://moodle.lasdpc.icmc.usp.br/mod/folder/view.php?id=2994"><text:span text:style-name="T10">Códigos</text:span></text:a><text:span text:style-name="T3"> completos com documentação e arquivo necessários para executar os programas. Enviar </text:span><text:span text:style-name="Strong_20_Emphasis"><text:span text:style-name="T4">SOMENTE</text:span></text:span><text:span text:style-name="T3"> para o </text:span><text:span text:style-name="Strong_20_Emphasis"><text:span text:style-name="T4">Google Code</text:span></text:span></text:p>
            </text:list-item>
          </text:list>
          <text:list xml:id="list925519853" text:style-name="L13">
            <text:list-item>
              <text:p text:style-name="P14">O código deve ser bem comentado e conter os nomes e o nº USP dos integrantes do grupo.</text:p>
            </text:list-item>
          </text:list>
          <text:list xml:id="list1182544366" text:style-name="L14">
            <text:list-item>
              <text:p text:style-name="P4"><text:bookmark text:name="yui_3_7_3_2_1401837848125_353"/><text:span text:style-name="Strong_20_Emphasis"><text:span text:style-name="T4">Executar o código no mínimo 10 vezes e calcular média, desvio padrão e intervalo de confiança</text:span></text:span></text:p>
              <text:list>
                <text:list-item>
                  <text:p text:style-name="P4"><text:bookmark text:name="yui_3_7_3_2_1401837848125_361"/><text:bookmark text:name="yui_3_7_3_2_1401837848125_360"/><text:bookmark text:name="yui_3_7_3_2_1401837848125_359"/><text:span text:style-name="Strong_20_Emphasis"><text:span text:style-name="T4">Mostar os resultados de cada execução e também o resultado da média das 10 execuções. </text:span></text:span></text:p>
                </text:list-item>
              </text:list>
            </text:list-item>
          </text:list>
          <text:p text:style-name="P6"><text:span text:style-name="Strong_20_Emphasis"><text:span text:style-name="T2">Estrutura Computacional</text:span></text:span></text:p>
          <text:list xml:id="list486881836" text:style-name="L15">
            <text:list-item>
              <text:p text:style-name="P25"><text:span text:style-name="T6">Os </text:span><text:a xlink:type="simple" xlink:href="http://moodle.lasdpc.icmc.usp.br/mod/url/view.php?id=2964"><text:span text:style-name="T11">grupos</text:span></text:a><text:span text:style-name="T6"> terão disponiveis uma CPU com placa gráfica adequada para a execução dos </text:span><text:a xlink:type="simple" xlink:href="http://moodle.lasdpc.icmc.usp.br/mod/folder/view.php?id=2994"><text:span text:style-name="T11">códigos</text:span></text:a><text:span text:style-name="T6">.</text:span></text:p>
            </text:list-item>
          </text:list>
          <text:list xml:id="list397389269" text:style-name="L16">
            <text:list-item>
              <text:p text:style-name="P19">O acesso deve ser feito da seguinte forma:</text:p>
              <text:list>
                <text:list-item>
                  <text:p text:style-name="P26"><text:span text:style-name="Strong_20_Emphasis"><text:span text:style-name="Emphasis"><text:span text:style-name="T8">ssh username@wsarch.lasdpc.icmc.usp.br -p &lt;porta&gt;</text:span></text:span></text:span></text:p>
                  <text:list>
                    <text:list-item>
                      <text:p text:style-name="P19">onde username é o nome do grupo (grupo0X-Y), onde X é o número do grupo e Y é a turma (a ou b)</text:p>
                    </text:list-item>
                  </text:list>
                </text:list-item>
                <text:list-item>
                  <text:p text:style-name="P20">As portas a serem utilizadas são:</text:p>
                  <text:list>
                    <text:list-item>
                      <text:p text:style-name="P20">2010, 2020, 2030, 2040, 3010, 3020, 3030, 3040, 2005</text:p>
                    </text:list-item>
                  </text:list>
                </text:list-item>
              </text:list>
            </text:list-item>
            <text:list-item>
              <text:p text:style-name="P20">Exemplo:</text:p>
              <text:list>
                <text:list-item>
                  <text:p text:style-name="P26"><text:span text:style-name="Strong_20_Emphasis"><text:span text:style-name="Emphasis"><text:span text:style-name="T13">ssh username@wsarch.lasdpc.icmc.usp.br -p 2010</text:span></text:span></text:span></text:p>
                </text:list-item>
              </text:list>
            </text:list-item>
            <text:list-item>
              <text:p text:style-name="P5"><text:span text:style-name="T3">O login para utilizar o cluster cuda é o mesmo que foi utilizado para o trabalho de MPI. </text:span><text:span text:style-name="Strong_20_Emphasis"><text:span text:style-name="T14">SOMENTE O LOGIN</text:span></text:span><text:span text:style-name="T3"> </text:span><text:span text:style-name="Strong_20_Emphasis"><text:span text:style-name="T16">É IGUAL</text:span></text:span><text:span text:style-name="T3">. O domínio para acesso, as portas, e  senha são outras.</text:span></text:p>
            </text:list-item>
            <text:list-item>
              <text:p text:style-name="P5"><text:span text:style-name="T3">A senha padrão para os </text:span><text:a xlink:type="simple" xlink:href="http://moodle.lasdpc.icmc.usp.br/mod/url/view.php?id=2964"><text:span text:style-name="T10">grupos</text:span></text:a><text:span text:style-name="T3"> é: </text:span><text:span text:style-name="Strong_20_Emphasis"><text:span text:style-name="T16">teste123</text:span></text:span></text:p>
            </text:list-item>
            <text:list-item>
              <text:p text:style-name="P15">A senha deve ser modificada aqui:</text:p>
              <text:list>
                <text:list-item>
                  <text:p text:style-name="P5"><text:span text:style-name="Strong_20_Emphasis"><text:span text:style-name="T17">https://wsarch.lasdpc.icmc.usp.br:4431/app/user_profile</text:span></text:span></text:p>
                </text:list-item>
              </text:list>
            </text:list-item>
          </text:list>
          <text:p text:style-name="P6"><text:span text:style-name="Strong_20_Emphasis"><text:span text:style-name="T2">Recursos por Grupo</text:span></text:span></text:p>
          <text:list xml:id="list1922742876" text:style-name="L17">
            <text:list-item>
              <text:p text:style-name="P27"><text:span text:style-name="Strong_20_Emphasis"><text:span text:style-name="T7">Os </text:span></text:span><text:a xlink:type="simple" xlink:href="http://moodle.lasdpc.icmc.usp.br/mod/url/view.php?id=2964"><text:span text:style-name="Strong_20_Emphasis"><text:span text:style-name="T12">grupos</text:span></text:span></text:a><text:span text:style-name="Strong_20_Emphasis"><text:span text:style-name="T7"> da Turma A e B, vão utilizar os seguintes hosts</text:span></text:span></text:p>
            </text:list-item>
          </text:list>
          <text:p text:style-name="P6"><text:span text:style-name="Strong_20_Emphasis"><text:span text:style-name="Emphasis"><text:span text:style-name="T17">prov-host1 (Grupo1 - A e B) Porta 2010</text:span></text:span></text:span></text:p>
          <text:p text:style-name="P6"><text:span text:style-name="Strong_20_Emphasis"><text:span text:style-name="Emphasis"><text:span text:style-name="T18">prov-host2 (Grupo2 - A e B) Porta 2020 </text:span></text:span></text:span></text:p>
          <text:p text:style-name="P6"><text:span text:style-name="Strong_20_Emphasis"><text:span text:style-name="Emphasis"><text:span text:style-name="T18">prov-host3 (Grupo3 - A e B) Porta 2030</text:span></text:span></text:span></text:p>
          <text:p text:style-name="P6"><text:span text:style-name="Strong_20_Emphasis"><text:span text:style-name="Emphasis"><text:span text:style-name="T18">prov-host-4 (Grupo4 - A e B) Porta 2040</text:span></text:span></text:span></text:p>
          <text:p text:style-name="P6"><text:soft-page-break/><text:span text:style-name="Strong_20_Emphasis"><text:span text:style-name="Emphasis"><text:span text:style-name="T18">uddi-host1 (Grupo5 - A e B) Porta 3010</text:span></text:span></text:span></text:p>
          <text:p text:style-name="P6"><text:span text:style-name="Strong_20_Emphasis"><text:span text:style-name="Emphasis"><text:span text:style-name="T18">uddi-host2 (Grupo6 - A e B) Porta 3020</text:span></text:span></text:span></text:p>
          <text:p text:style-name="P6"><text:span text:style-name="Strong_20_Emphasis"><text:span text:style-name="Emphasis"><text:span text:style-name="T18">uddi-host3 (Grupo7 - A e B) Porta 3030</text:span></text:span></text:span></text:p>
          <text:p text:style-name="P6"><text:span text:style-name="Strong_20_Emphasis"><text:span text:style-name="Emphasis"><text:span text:style-name="T18">uddi-host4 (Grupo8  B) Porta 3040</text:span></text:span></text:span></text:p>
          <text:p text:style-name="P6"><text:span text:style-name="Strong_20_Emphasis"><text:span text:style-name="Emphasis"><text:span text:style-name="T18">broker-host2 (Grupo9 - B) Porta 2005</text:span></text:span></text:span></text:p>
          <text:p text:style-name="P6"><text:span text:style-name="Strong_20_Emphasis"><text:span text:style-name="T2">Observações</text:span></text:span></text:p>
          <text:list xml:id="list891380676" text:style-name="L18">
            <text:list-item>
              <text:p text:style-name="P16">Ao enviar o relatório para o Moodle teste se não houve problema ao fazer download.</text:p>
            </text:list-item>
            <text:list-item>
              <text:p text:style-name="P16">Relatório fora do padrão será penalizado </text:p>
            </text:list-item>
            <text:list-item>
              <text:p text:style-name="P16">Considera-se fora do padrão, relatórios sem:</text:p>
            </text:list-item>
            <text:list-item>
              <text:p text:style-name="P16">Nome completo dos integrantes, N. USP, capa, índice, etc. Ou seja, tudo o que não está na especificação.</text:p>
            </text:list-item>
            <text:list-item>
              <text:p text:style-name="P16">A saída dos programas deve ser apresentada na tela e será solicitada no dia da apresentação.</text:p>
            </text:list-item>
            <text:list-item>
              <text:p text:style-name="P28"><text:span text:style-name="T3">Qualquer dúvida </text:span><text:span text:style-name="Strong_20_Emphasis"><text:span text:style-name="T4">procurem</text:span></text:span><text:span text:style-name="T3"> os </text:span><text:span text:style-name="Emphasis"><text:span text:style-name="Strong_20_Emphasis"><text:span text:style-name="T5">estagiários PAE.</text:span></text:span></text:span><text:span text:style-name="T3"> Não deixem para a </text:span><text:span text:style-name="Strong_20_Emphasis"><text:span text:style-name="T4">última hora</text:span></text:span><text:span text:style-name="T3">.</text:span></text:p>
            </text:list-item>
          </text:list>
          <text:p text:style-name="P6"><text:span text:style-name="Strong_20_Emphasis"><text:span text:style-name="T2">Prazos</text:span></text:span></text:p>
          <text:p text:style-name="P6"><text:span text:style-name="T3">Para o relatório e para os </text:span><text:a xlink:type="simple" xlink:href="http://moodle.lasdpc.icmc.usp.br/mod/folder/view.php?id=2994"><text:span text:style-name="T10">códigos</text:span></text:a></text:p>
          <text:p text:style-name="P6"><text:span text:style-name="Strong_20_Emphasis"><text:span text:style-name="T15">21/06/14 às 12:00h</text:span></text:span></text:p>
        </text:section>
      </text:section>
      <text:p text:style-name="P22">Última atualização: terça, 27 maio 2014, 14:38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3T20:28:52</dc:date>
    <dc:creator>Fernando Candiani</dc:creator>
    <meta:document-statistic meta:table-count="0" meta:image-count="0" meta:object-count="0" meta:page-count="3" meta:paragraph-count="74" meta:word-count="751" meta:character-count="4366" meta:non-whitespace-character-count="3729"/>
    <meta:generator>LibreOffice/3.5$Linux_X86_64 LibreOffice_project/350m1$Build-2</meta:generator>
  </office:meta>
</office:document-meta>
</file>